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öhne Mono" svg:font-family="'Söhne Mono', Monaco, 'Andale Mono', 'Ubuntu Mono', monospace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329bb" officeooo:paragraph-rsid="001329bb"/>
    </style:style>
    <style:style style:name="P3" style:family="paragraph" style:parent-style-name="Standard">
      <style:paragraph-properties fo:text-align="start" style:justify-single-word="false"/>
      <style:text-properties officeooo:rsid="001329bb" officeooo:paragraph-rsid="001329bb"/>
    </style:style>
    <style:style style:name="P4" style:family="paragraph" style:parent-style-name="Standard">
      <style:paragraph-properties fo:text-align="start" style:justify-single-word="false"/>
      <style:text-properties officeooo:paragraph-rsid="001329bb"/>
    </style:style>
    <style:style style:name="P5" style:family="paragraph" style:parent-style-name="Standard">
      <style:paragraph-properties fo:text-align="start" style:justify-single-word="false"/>
      <style:text-properties style:font-name="FreeMono" officeooo:rsid="001329bb" officeooo:paragraph-rsid="001329bb"/>
    </style:style>
    <style:style style:name="P6" style:family="paragraph" style:parent-style-name="Standard">
      <style:paragraph-properties fo:text-align="start" style:justify-single-word="false"/>
      <style:text-properties style:font-name="FreeMono" officeooo:paragraph-rsid="001329bb"/>
    </style:style>
    <style:style style:name="P7" style:family="paragraph" style:parent-style-name="Standard">
      <style:paragraph-properties fo:text-align="start" style:justify-single-word="false"/>
      <style:text-properties style:font-name="Liberation Sans" officeooo:rsid="001329bb" officeooo:paragraph-rsid="001329bb"/>
    </style:style>
    <style:style style:name="P8" style:family="paragraph" style:parent-style-name="Standard">
      <style:paragraph-properties fo:text-align="start" style:justify-single-word="false"/>
      <style:text-properties style:font-name="Liberation Sans" officeooo:paragraph-rsid="001329bb"/>
    </style:style>
    <style:style style:name="T1" style:family="text">
      <style:text-properties officeooo:rsid="001329b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29b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329bb" style:font-weight-asian="normal" style:font-weight-complex="normal"/>
    </style:style>
    <style:style style:name="T6" style:family="text">
      <style:text-properties style:font-name="Liberation Sans" officeooo:rsid="001329bb"/>
    </style:style>
    <style:style style:name="T7" style:family="text">
      <style:text-properties style:font-name="Liberation Sans" fo:font-weight="bold" officeooo:rsid="001329bb" style:font-weight-asian="bold" style:font-weight-complex="bold"/>
    </style:style>
    <style:style style:name="T8" style:family="text">
      <style:text-properties style:font-name="Liberation Sans" fo:font-weight="normal" officeooo:rsid="001329bb" style:font-weight-asian="normal" style:font-weight-complex="normal"/>
    </style:style>
    <style:style style:name="T9" style:family="text">
      <style:text-properties fo:font-variant="normal" fo:text-transform="none" fo:color="#111827" style:font-name="Liberation Sans" fo:font-size="10.5pt" fo:letter-spacing="normal" fo:font-style="normal" fo:font-weight="bold" officeooo:rsid="001329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PW</text:p>
      <text:h text:style-name="P1" text:outline-level="1">Destructuring</text:h>
      <text:p text:style-name="P2"/>
      <text:p text:style-name="P3"/>
      <text:p text:style-name="P7">1. Déstructuration de tableau :</text:p>
      <text:p text:style-name="P8"/>
      <text:p text:style-name="P8"><text:span text:style-name="T1">Partant du tableau </text:span><text:span text:style-name="T3">numbers</text:span><text:span text:style-name="T1">, utilisez la déstructuration pour récupérer les premier et deuxième éléments et les affecter respectivement aux variables </text:span><text:span text:style-name="T3">first</text:span><text:span text:style-name="T1"> et </text:span><text:span text:style-name="T3">second</text:span><text:span text:style-name="T1">.</text:span></text:p>
      <text:p text:style-name="P3"/>
      <text:p text:style-name="P5">let numbers = [10, 20, 30, 40, 50];</text:p>
      <text:p text:style-name="P3"/>
      <text:p text:style-name="P3"/>
      <text:p text:style-name="P7">2. Déstructuration d'objet :</text:p>
      <text:p text:style-name="P8"/>
      <text:p text:style-name="P8"><text:span text:style-name="T1">Partant de l’objet </text:span><text:span text:style-name="T3">person</text:span><text:span text:style-name="T5">, avec les propriétés</text:span><text:span text:style-name="T1"> </text:span><text:span text:style-name="T3">name</text:span><text:span text:style-name="T1">, </text:span><text:span text:style-name="T3">age</text:span><text:span text:style-name="T1"> et </text:span><text:span text:style-name="T3">city</text:span><text:span text:style-name="T1">, utilisez la déstructuration pour récupérer les propriétés </text:span><text:span text:style-name="T3">name</text:span><text:span text:style-name="T1"> et </text:span><text:span text:style-name="T3">age</text:span><text:span text:style-name="T1"> et les affecter respectivement aux variables </text:span><text:span text:style-name="T3">firstName</text:span><text:span text:style-name="T1"> et </text:span><text:span text:style-name="T3">age</text:span></text:p>
      <text:p text:style-name="P3"/>
      <text:p text:style-name="P5">let person = {</text:p>
      <text:p text:style-name="P5"><text:s text:c="2"/>name: 'John Doe',</text:p>
      <text:p text:style-name="P5"><text:s text:c="2"/>age: 30,</text:p>
      <text:p text:style-name="P5"><text:s text:c="2"/>city: 'New York'</text:p>
      <text:p text:style-name="P5">};</text:p>
      <text:p text:style-name="P3"/>
      <text:p text:style-name="P3"/>
      <text:p text:style-name="P7">3. Destructuration combinée de tableaux et d'objets :</text:p>
      <text:p text:style-name="P7"/>
      <text:p text:style-name="P7">Étant donné un tableau d'objets, chacun avec des propriétés <text:span text:style-name="T2">name</text:span>, <text:span text:style-name="T2">age</text:span> et <text:span text:style-name="T2">city</text:span>, utilisez la déstructuration pour récupérer le premier objet du tableau et détruisez ses propriétés en variables <text:span text:style-name="T2">firstName</text:span>, <text:span text:style-name="T2">age</text:span> et <text:span text:style-name="T2">city</text:span> respectivement.</text:p>
      <text:p text:style-name="P3"/>
      <text:p text:style-name="P5">let people = [</text:p>
      <text:p text:style-name="P5"><text:s text:c="2"/>{ name: 'John Doe', age: 30, city: 'New York' },</text:p>
      <text:p text:style-name="P5"><text:s text:c="2"/>{ name: 'Jane Doe', age: 25, city: 'Los Angeles' },</text:p>
      <text:p text:style-name="P5"><text:s text:c="2"/>{ name: 'Jim Smith', age: 35, city: 'Chicago' }</text:p>
      <text:p text:style-name="P5">];</text:p>
      <text:p text:style-name="P5"/>
      <text:p text:style-name="P5"/>
      <text:p text:style-name="P7">4. Destructuration de tableau avec des valeurs par défaut :</text:p>
      <text:p text:style-name="P7"/>
      <text:p text:style-name="P4"><text:span text:style-name="T6">Partant du tableau </text:span><text:span text:style-name="T7">numbers</text:span><text:span text:style-name="T8">,</text:span><text:span text:style-name="T6"> utilisez la déstructuration pour récupérer les premiers et deuxièmes éléments et les affecter respectivement aux variables </text:span><text:span text:style-name="T7">first</text:span><text:span text:style-name="T6"> et </text:span><text:span text:style-name="T7">second</text:span><text:span text:style-name="T6">. Utilisez les valeurs par défaut pour </text:span><text:span text:style-name="T7">first</text:span><text:span text:style-name="T6"> et </text:span><text:span text:style-name="T7">second</text:span><text:span text:style-name="T6"> au cas où le tableau ne serait pas assez long.</text:span></text:p>
      <text:p text:style-name="P7"/>
      <text:p text:style-name="P5">let numbers = [10];</text:p>
      <text:p text:style-name="P7"/>
      <text:p text:style-name="P7"><text:soft-page-break/>5. Déstructuration d'objet avec des alias :</text:p>
      <text:p text:style-name="P7"/>
      <text:p text:style-name="P7">Étant donné un objet avec les propriétés <text:span text:style-name="T2">firstName</text:span>, <text:span text:style-name="T2">age</text:span> et <text:span text:style-name="T2">city</text:span>, utilisez la déstructuration pour récupérer les propriétés <text:span text:style-name="T2">firstName</text:span> et <text:span text:style-name="T2">age</text:span> et les affecter respectivement aux variables <text:span text:style-name="T2">name</text:span> et <text:span text:style-name="T2">age</text:span>, tout en ignorant la propriété <text:span text:style-name="T2">city</text:span>.</text:p>
      <text:p text:style-name="P7"/>
      <text:p text:style-name="P5">let person = {</text:p>
      <text:p text:style-name="P5"><text:s text:c="2"/>firstName: 'John Doe',</text:p>
      <text:p text:style-name="P5"><text:s text:c="2"/>age: 30,</text:p>
      <text:p text:style-name="P5"><text:s text:c="2"/>city: 'New York'</text:p>
      <text:p text:style-name="P5">};</text:p>
      <text:p text:style-name="P7"/>
      <text:p text:style-name="P7"/>
      <text:p text:style-name="P7">6. Destructuration d'objets et de tableaux imbriqués :</text:p>
      <text:p text:style-name="P7"/>
      <text:p text:style-name="P4"><text:span text:style-name="T6">Étant donné un tableau d'objets, chacun avec des propriétés </text:span><text:span text:style-name="T7">name</text:span><text:span text:style-name="T6">, </text:span><text:span text:style-name="T7">age</text:span><text:span text:style-name="T6"> et </text:span><text:span text:style-name="T7">details</text:span><text:span text:style-name="T6"> (qui est un objet avec des propriétés </text:span><text:span text:style-name="T7">address</text:span><text:span text:style-name="T6"> et </text:span><text:span text:style-name="T7">email</text:span><text:span text:style-name="T6">), utilisez la déstructuration pour récupérer le premier objet du tableau et détruisez ses propriétés en </text:span><text:span text:style-name="T9">firstName</text:span><text:span text:style-name="T6">, </text:span><text:span text:style-name="T9">age</text:span><text:span text:style-name="T6">, </text:span><text:span text:style-name="T9">address</text:span><text:span text:style-name="T6"> et </text:span><text:span text:style-name="T9">email</text:span><text:span text:style-name="T6"> variables respectivement.</text:span></text:p>
      <text:p text:style-name="P4"><text:span text:style-name="T6"/></text:p>
      <text:p text:style-name="P6"><text:span text:style-name="T1">let people = [</text:span></text:p>
      <text:p text:style-name="P6"><text:span text:style-name="T1"><text:s text:c="2"/>{</text:span></text:p>
      <text:p text:style-name="P6"><text:span text:style-name="T1"><text:s text:c="4"/>name: 'John Doe',</text:span></text:p>
      <text:p text:style-name="P6"><text:span text:style-name="T1"><text:s text:c="4"/>age: 30,</text:span></text:p>
      <text:p text:style-name="P6"><text:span text:style-name="T1"><text:s text:c="4"/>details: {</text:span></text:p>
      <text:p text:style-name="P6"><text:span text:style-name="T1"><text:s text:c="6"/>address: '123 Main St, New York',</text:span></text:p>
      <text:p text:style-name="P6"><text:span text:style-name="T1"><text:s text:c="6"/>email: 'johndoe@example.com'</text:span></text:p>
      <text:p text:style-name="P6"><text:span text:style-name="T1"><text:s text:c="4"/>}</text:span></text:p>
      <text:p text:style-name="P6"><text:span text:style-name="T1"><text:s text:c="2"/>},</text:span></text:p>
      <text:p text:style-name="P6"><text:span text:style-name="T1"><text:s text:c="2"/>{</text:span></text:p>
      <text:p text:style-name="P6"><text:span text:style-name="T1"><text:s text:c="4"/>name: 'Jane Doe',</text:span></text:p>
      <text:p text:style-name="P6"><text:span text:style-name="T1"><text:s text:c="4"/>age: 25,</text:span></text:p>
      <text:p text:style-name="P6"><text:span text:style-name="T1"><text:s text:c="4"/>details: {</text:span></text:p>
      <text:p text:style-name="P6"><text:span text:style-name="T1"><text:s text:c="6"/>address: '456 Market St, Los Angeles',</text:span></text:p>
      <text:p text:style-name="P6"><text:span text:style-name="T1"><text:s text:c="6"/>email: 'janedoe@example.com'</text:span></text:p>
      <text:p text:style-name="P6"><text:span text:style-name="T1"><text:s text:c="4"/>}</text:span></text:p>
      <text:p text:style-name="P6"><text:span text:style-name="T1"><text:s text:c="2"/>},</text:span></text:p>
      <text:p text:style-name="P6"><text:span text:style-name="T1"><text:s text:c="2"/>{</text:span></text:p>
      <text:p text:style-name="P6"><text:span text:style-name="T1"><text:s text:c="4"/>name: 'Jim Smith',</text:span></text:p>
      <text:p text:style-name="P6"><text:span text:style-name="T1"><text:s text:c="4"/>age: 35,</text:span></text:p>
      <text:p text:style-name="P6"><text:span text:style-name="T1"><text:s text:c="4"/>details: {</text:span></text:p>
      <text:p text:style-name="P6"><text:span text:style-name="T1"><text:s text:c="6"/>address: '789 W Illinois St, Chicago',</text:span></text:p>
      <text:p text:style-name="P6"><text:span text:style-name="T1"><text:s text:c="6"/>email: 'jimsmith@example.com'</text:span></text:p>
      <text:p text:style-name="P6"><text:span text:style-name="T1"><text:s text:c="4"/>}</text:span></text:p>
      <text:p text:style-name="P6"><text:span text:style-name="T1"><text:s text:c="2"/>}</text:span></text:p>
      <text:p text:style-name="P6"><text:span text:style-name="T1">];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öhne Mono" svg:font-family="'Söhne Mono', Monaco, 'Andale Mono', 'Ubuntu Mono', monospace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3T09:22:44.598257825</meta:creation-date>
    <dc:date>2023-02-13T09:31:11.383938363</dc:date>
    <meta:editing-duration>PT8M27S</meta:editing-duration>
    <meta:editing-cycles>1</meta:editing-cycles>
    <meta:document-statistic meta:table-count="0" meta:image-count="0" meta:object-count="0" meta:page-count="2" meta:paragraph-count="57" meta:word-count="385" meta:character-count="2449" meta:non-whitespace-character-count="2007"/>
    <meta:generator>LibreOffice/6.4.7.2$Linux_X86_64 LibreOffice_project/40$Build-2</meta:generator>
  </office:meta>
</office:document-meta>
</file>